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fo:language="en" fo:country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bedded Linux Homework 6 Memo</text:p>
      <text:p text:style-name="Standard"/>
      <text:p text:style-name="Standard">To: <text:s/>Dr. Yoder</text:p>
      <text:p text:style-name="Standard">From: <text:s/>Mark Morrison</text:p>
      <text:p text:style-name="Standard">Date: <text:s/>13 October 2014</text:p>
      <text:p text:style-name="Standard">Subject: <text:s/>Embedded Linux Homework 6</text:p>
      <text:p text:style-name="Standard"/>
      <text:p text:style-name="Standard">The recreated listings from the BeagleBone are in my repository. <text:s/>CONFIG_CPU_V7 is defined in .config, and the value is y. <text:s/>The y means it is defined, and head.S only checks whether it is defined or not. <text:s/>There is no b start_kernel in …/arch/arm/kernel/head.S. <text:s/>The closest thing I was able to find was secondary_start_kernel, which is declared in arch/arm/kernel/smp.c. <text:s/>I did find b start_kernel in arch/arm64/kernel/head.S. <text:s/>This is declared in main.c, which is in …/init/. <text:s/>I will be working on the servo bells project with Peter <text:bookmark text:name="firstHeading"/><text:span text:style-name="T1">Olejnik</text:span> and Randy Turn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 Fallback" style:font-size-asian="24pt" style:font-weight-asian="bold" style:font-name-complex="Lohit Hindi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Morrison</meta:initial-creator>
    <meta:creation-date>2014-09-10T20:18:10</meta:creation-date>
    <dc:date>2014-10-14T14:50:00</dc:date>
    <dc:creator>Mark Morrison</dc:creator>
    <meta:editing-duration>PT49M56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6" meta:word-count="109" meta:character-count="680" meta:non-whitespace-character-count="566"/>
  </office:meta>
</office:document-meta>
</file>